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it class</text:p>
      <text:p text:style-name="Standard"/>
      <text:p text:style-name="Standard">Characteristics</text:p>
      <text:p text:style-name="Standard"/>
      <text:p text:style-name="Standard">- Movement speed as defined by the amount of tiles the unit can move in a single turn regardless of angling</text:p>
      <text:p text:style-name="Standard">- <text:s/>HP as defined by a set number</text:p>
      <text:p text:style-name="Standard">- Attack range as defined by the amount of tiles and the direction of tiles an unit can attack in</text:p>
      <text:p text:style-name="Standard">- Attack damage as defined by the amount of HP taken away from unit within attack range during attack</text:p>
      <text:p text:style-name="Standard">- Weapon object</text:p>
      <text:p text:style-name="Standard">- Upgrades as defined by a modifier of the above or the weapon class in some way.</text:p>
      <text:p text:style-name="Standard"/>
      <text:p text:style-name="Standard"><text:tab/>Unit sub-classes (role class)</text:p>
      <text:p text:style-name="Standard"/>
      <text:p text:style-name="Standard"><text:tab/>Scout- Fast speed, low hp, no damage attack, can blind a unit for 1 turn (turns attack range of <text:tab/>enemy to 0 for 1 turn).</text:p>
      <text:p text:style-name="Standard"/>
      <text:p text:style-name="Standard"><text:tab/>Sniper - <text:s/>Medium movement, low hp, long range vision. Can shoot only in a straight line. <text:tab/>Option for any enemy unit crossing the path to be automatically shot. Needs a turn to reload. </text:p>
      <text:p text:style-name="Standard"/>
      <text:p text:style-name="Standard"><text:tab/>Assassin – Close range, low hp, fast speed, high attack damage. Undetected attack from behinds <text:tab/>are an automatic kill on any unit. </text:p>
      <text:p text:style-name="Standard"/>
      <text:p text:style-name="Standard"><text:tab/>Solider – Decent everything. Mid range attack range, damage, speed and hp. </text:p>
      <text:p text:style-name="Standard"/>
      <text:p text:style-name="Standard"><text:tab/>Technician- Above average speed, below average hp, weak attack. Can set and disarm traps. <text:tab/>Can test traps.</text:p>
      <text:p text:style-name="Standard"/>
      <text:p text:style-name="Standard"><text:tab/>Terraformer – Can create and destroy terrain. Low hp, close range attack, low speed, low <text:tab/>damage attack.</text:p>
      <text:p text:style-name="Standard"/>
      <text:p text:style-name="Standard"><text:tab/>Tank – Low move speed, high hp, medium attack damage, low range.</text:p>
      <text:p text:style-name="Standard"/>
      <text:p text:style-name="Standard"/>
      <text:p text:style-name="Standard">Weapons class</text:p>
      <text:p text:style-name="Standard"/>
      <text:p text:style-name="Standard">-Weapon skin</text:p>
      <text:p text:style-name="Standard">-Bullet particle</text:p>
      <text:p text:style-name="Standard"/>
      <text:p text:style-name="Standard">Ability class</text:p>
      <text:p text:style-name="Standard"/>
      <text:p text:style-name="Standard"/>
      <text:p text:style-name="Standard">Upgrade class</text:p>
      <text:p text:style-name="Standard"/>
      <text:p text:style-name="Standard">- Object types that modify the stat of units and subclasses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21T16:56:02.31</meta:creation-date>
    <dc:date>2016-02-05T19:33:50.69</dc:date>
    <meta:editing-duration>PT23H42M20S</meta:editing-duration>
    <meta:editing-cycles>4</meta:editing-cycles>
    <meta:generator>OpenOffice/4.1.2$Win32 OpenOffice.org_project/412m3$Build-9782</meta:generator>
    <meta:document-statistic meta:table-count="0" meta:image-count="0" meta:object-count="0" meta:page-count="1" meta:paragraph-count="22" meta:word-count="254" meta:character-count="1407"/>
  </office:meta>
</office:document-meta>
</file>